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! Vou te passar um <text:span text:style-name="Strong_20_Emphasis">passo a passo completo e organizado</text:span>, incluindo os links, comandos, estrutura de projeto e ferramentas necessárias para cumprir <text:span text:style-name="Strong_20_Emphasis">tudo</text:span> o que a tarefa exige. Como são <text:span text:style-name="Strong_20_Emphasis">duas aplicações</text:span>, vou separar por partes.</text:p>
      <text:p text:style-name="Horizontal_20_Line"/>
      <text:h text:style-name="Heading_20_2" text:outline-level="2">✅ OBJETIVO FINAL</text:h>
      <text:list text:style-name="L1">
        <text:list-item>
          <text:p text:style-name="P2"><text:span text:style-name="Strong_20_Emphasis">Base de dados (PostgreSQL via Docker)</text:span> com uma tabela <text:span text:style-name="Source_20_Text">aluno</text:span></text:p>
        </text:list-item>
        <text:list-item>
          <text:p text:style-name="P2"><text:span text:style-name="Strong_20_Emphasis">Aplicação 1:</text:span> Leitor de arquivo <text:span text:style-name="Source_20_Text">.txt</text:span> → grava os dados no banco → <text:a xlink:type="simple" xlink:href="https://github.com/frankcpa/carregabanco.git" text:style-name="Internet_20_link" text:visited-style-name="Visited_20_Internet_20_Link">projeto base aqui</text:a></text:p>
        </text:list-item>
        <text:list-item>
          <text:p text:style-name="P2"><text:span text:style-name="Strong_20_Emphasis">Aplicação 2:</text:span> API REST usando Spring Boot (com JPA e Hibernate) que:</text:p>
          <text:list>
            <text:list-item>
              <text:p text:style-name="P2">Lista todos os alunos</text:p>
            </text:list-item>
            <text:list-item>
              <text:p text:style-name="P2">Insere novos alunos</text:p>
            </text:list-item>
            <text:list-item>
              <text:p text:style-name="P2">Deleta alunos</text:p>
            </text:list-item>
            <text:list-item>
              <text:p text:style-name="P2">Faz buscas por nome, curso e outro campo</text:p>
            </text:list-item>
            <text:list-item>
              <text:p text:style-name="P2">Edita dados</text:p>
            </text:list-item>
            <text:list-item>
              <text:p text:style-name="P2">Valida os campos com <text:span text:style-name="Source_20_Text">@Valid</text:span></text:p>
            </text:list-item>
            <text:list-item>
              <text:p text:style-name="P2">Testável via Postman ou Insomnia</text:p>
            </text:list-item>
          </text:list>
        </text:list-item>
      </text:list>
      <text:p text:style-name="Horizontal_20_Line"/>
      <text:h text:style-name="Heading_20_2" text:outline-level="2">🧱 ETAPA 1: Configurar o banco de dados (PostgreSQL via Docker)</text:h>
      <text:h text:style-name="Heading_20_3" text:outline-level="3">1.1 Instale o Docker (caso ainda não tenha)</text:h>
      <text:list text:style-name="L2">
        <text:list-item>
          <text:p text:style-name="P3">Windows/Mac: <text:a xlink:type="simple" xlink:href="https://www.docker.com/products/docker-desktop" text:style-name="Internet_20_link" text:visited-style-name="Visited_20_Internet_20_Link">https://www.docker.com/products/docker-desktop</text:a></text:p>
        </text:list-item>
        <text:list-item>
          <text:p text:style-name="P3">Linux: <text:span text:style-name="Source_20_Text">sudo apt install docker.io</text:span> e inicie com <text:span text:style-name="Source_20_Text">sudo systemctl start docker</text:span></text:p>
        </text:list-item>
      </text:list>
      <text:h text:style-name="Heading_20_3" text:outline-level="3">1.2 Rode o banco de dados</text:h>
      <text:p text:style-name="Preformatted_20_Text"><text:span text:style-name="Source_20_Text">docker run --name postgres-alunos \</text:span></text:p>
      <text:p text:style-name="Preformatted_20_Text"><text:span text:style-name="Source_20_Text">-e POSTGRES_PASSWORD=123456 \</text:span></text:p>
      <text:p text:style-name="Preformatted_20_Text"><text:span text:style-name="Source_20_Text">-e POSTGRES_USER=admin \</text:span></text:p>
      <text:p text:style-name="Preformatted_20_Text"><text:span text:style-name="Source_20_Text">-e POSTGRES_DB=alunosdb \</text:span></text:p>
      <text:p text:style-name="Preformatted_20_Text"><text:span text:style-name="Source_20_Text">-p 5432:5432 \</text:span></text:p>
      <text:p text:style-name="P1"><text:span text:style-name="Source_20_Text">-d postgres</text:span></text:p>
      <text:p text:style-name="Horizontal_20_Line"/>
      <text:h text:style-name="Heading_20_2" text:outline-level="2"><text:soft-page-break/>🎓 ETAPA 2: Baixar e rodar o projeto de carregamento de dados</text:h>
      <text:h text:style-name="Heading_20_3" text:outline-level="3">2.1 Clone o projeto:</text:h>
      <text:p text:style-name="Preformatted_20_Text"><text:span text:style-name="Source_20_Text">git clone https://github.com/frankcpa/carregabanco.git</text:span></text:p>
      <text:p text:style-name="P1"><text:span text:style-name="Source_20_Text">cd carregabanco</text:span></text:p>
      <text:h text:style-name="Heading_20_3" text:outline-level="3">2.2 Configure o <text:span text:style-name="Source_20_Text">application.properties</text:span>:</text:h>
      <text:p text:style-name="Text_20_body">No arquivo <text:span text:style-name="Source_20_Text">src/main/resources/application.properties</text:span>:</text:p>
      <text:p text:style-name="Preformatted_20_Text"><text:span text:style-name="Source_20_Text">spring.datasource.url=jdbc:postgresql://localhost:5432/alunosdb</text:span></text:p>
      <text:p text:style-name="Preformatted_20_Text"><text:span text:style-name="Source_20_Text">spring.datasource.username=admin</text:span></text:p>
      <text:p text:style-name="Preformatted_20_Text"><text:span text:style-name="Source_20_Text">spring.datasource.password=123456</text:span></text:p>
      <text:p text:style-name="P1"><text:span text:style-name="Source_20_Text">spring.jpa.hibernate.ddl-auto=update</text:span></text:p>
      <text:h text:style-name="Heading_20_3" text:outline-level="3">2.3 Execute o projeto:</text:h>
      <text:p text:style-name="P1"><text:span text:style-name="Source_20_Text">./mvnw spring-boot:run</text:span></text:p>
      <text:p text:style-name="Text_20_body">Verifique se os dados foram carregados no banco (via PgAdmin, DBeaver ou outro cliente PostgreSQL).</text:p>
      <text:p text:style-name="Horizontal_20_Line"/>
      <text:h text:style-name="Heading_20_2" text:outline-level="2">🛠️ ETAPA 3: Criar a API REST (Spring Boot)</text:h>
      <text:h text:style-name="Heading_20_3" text:outline-level="3">3.1 Crie um novo projeto Spring Boot</text:h>
      <text:p text:style-name="Text_20_body">Acesse: <text:a xlink:type="simple" xlink:href="https://start.spring.io/" text:style-name="Internet_20_link" text:visited-style-name="Visited_20_Internet_20_Link">https://start.spring.io/</text:a></text:p>
      <text:list text:style-name="L3">
        <text:list-item>
          <text:p text:style-name="P4"><text:span text:style-name="Strong_20_Emphasis">Project:</text:span> Maven</text:p>
        </text:list-item>
        <text:list-item>
          <text:p text:style-name="P4"><text:span text:style-name="Strong_20_Emphasis">Language:</text:span> Java</text:p>
        </text:list-item>
        <text:list-item>
          <text:p text:style-name="P4"><text:span text:style-name="Strong_20_Emphasis">Dependencies:</text:span></text:p>
          <text:list>
            <text:list-item>
              <text:p text:style-name="P4">Spring Web</text:p>
            </text:list-item>
            <text:list-item>
              <text:p text:style-name="P4">Spring Data JPA</text:p>
            </text:list-item>
            <text:list-item>
              <text:p text:style-name="P4">PostgreSQL Driver</text:p>
            </text:list-item>
            <text:list-item>
              <text:p text:style-name="P4">Validation (Bean Validation)</text:p>
            </text:list-item>
            <text:list-item>
              <text:p text:style-name="P4">Lombok (opcional, para menos código)</text:p>
            </text:list-item>
          </text:list>
        </text:list-item>
      </text:list>
      <text:p text:style-name="Text_20_body">Baixe e extraia. Acesse a pasta e abra com o IntelliJ ou VS Code.</text:p>
      <text:h text:style-name="Heading_20_3" text:outline-level="3">3.2 Estrutura de diretórios esperada:</text:h>
      <text:p text:style-name="Preformatted_20_Text"><text:span text:style-name="Source_20_Text">src</text:span></text:p>
      <text:p text:style-name="Preformatted_20_Text"><text:span text:style-name="Source_20_Text">└── main</text:span></text:p>
      <text:p text:style-name="Preformatted_20_Text"><text:span text:style-name="Source_20_Text"><text:s text:c="4"/>└── java</text:span></text:p>
      <text:p text:style-name="Preformatted_20_Text"><text:span text:style-name="Source_20_Text"><text:s text:c="8"/>└── com.exemplo.alunosapi</text:span></text:p>
      <text:p text:style-name="Preformatted_20_Text"><text:span text:style-name="Source_20_Text"><text:s text:c="12"/>├── controller</text:span></text:p>
      <text:p text:style-name="Preformatted_20_Text"><text:soft-page-break/><text:span text:style-name="Source_20_Text"><text:s text:c="12"/>├── model</text:span></text:p>
      <text:p text:style-name="Preformatted_20_Text"><text:span text:style-name="Source_20_Text"><text:s text:c="12"/>├── repository</text:span></text:p>
      <text:p text:style-name="P1"><text:span text:style-name="Source_20_Text"><text:s text:c="12"/>└── service (opcional)</text:span></text:p>
      <text:h text:style-name="Heading_20_3" text:outline-level="3">3.3 Crie a entidade <text:span text:style-name="Source_20_Text">Aluno</text:span></text:h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/>
      <text:p text:style-name="Preformatted_20_Text"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nomeEstudante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ampus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urso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emailInstitucional;</text:span></text:p>
      <text:p text:style-name="Preformatted_20_Text"/>
      <text:p text:style-name="Preformatted_20_Text"><text:span text:style-name="Source_20_Text"><text:s text:c="4"/>@NotNull</text:span></text:p>
      <text:p text:style-name="Preformatted_20_Text"><text:span text:style-name="Source_20_Text"><text:s text:c="4"/>private Integer idade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periodoEntrada;</text:span></text:p>
      <text:p text:style-name="Preformatted_20_Text"/>
      <text:p text:style-name="Preformatted_20_Text"><text:span text:style-name="Source_20_Text"><text:s text:c="4"/>// getters e setters</text:span></text:p>
      <text:p text:style-name="P1"><text:span text:style-name="Source_20_Text">}</text:span></text:p>
      <text:h text:style-name="Heading_20_3" text:outline-level="3">3.4 Crie o repositório</text:h>
      <text:p text:style-name="Preformatted_20_Text"><text:span text:style-name="Source_20_Text">public interface AlunoRepository extends JpaRepository&lt;Aluno, Long&gt; {</text:span></text:p>
      <text:p text:style-name="Preformatted_20_Text"/>
      <text:p text:style-name="Preformatted_20_Text"><text:span text:style-name="Source_20_Text"><text:s text:c="4"/>List&lt;Aluno&gt; findByNomeEstudanteContainingIgnoreCase(String nome);</text:span></text:p>
      <text:p text:style-name="Preformatted_20_Text"><text:span text:style-name="Source_20_Text"><text:s text:c="4"/>List&lt;Aluno&gt; findByCurso(String curso);</text:span></text:p>
      <text:p text:style-name="Preformatted_20_Text"><text:span text:style-name="Source_20_Text"><text:s text:c="4"/>List&lt;Aluno&gt; findByPeriodoEntrada(String periodoEntrada);</text:span></text:p>
      <text:p text:style-name="P1"><text:span text:style-name="Source_20_Text">}</text:span></text:p>
      <text:h text:style-name="Heading_20_3" text:outline-level="3">3.5 Crie o controller</text:h>
      <text:p text:style-name="Preformatted_20_Text"><text:span text:style-name="Source_20_Text">@RestController</text:span></text:p>
      <text:p text:style-name="Preformatted_20_Text"><text:span text:style-name="Source_20_Text">@RequestMapping("/alunos")</text:span></text:p>
      <text:p text:style-name="Preformatted_20_Text"><text:span text:style-name="Source_20_Text">public class AlunoController {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rivate AlunoRepository repository;</text:span></text:p>
      <text:p text:style-name="Preformatted_20_Text"/>
      <text:p text:style-name="Preformatted_20_Text"><text:span text:style-name="Source_20_Text"><text:s text:c="4"/>@GetMapping</text:span></text:p>
      <text:p text:style-name="Preformatted_20_Text"><text:span text:style-name="Source_20_Text"><text:s text:c="4"/>public List&lt;Aluno&gt; buscarTodos() {</text:span></text:p>
      <text:p text:style-name="Preformatted_20_Text"><text:span text:style-name="Source_20_Text"><text:s text:c="8"/>return repository.findAll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</text:span></text:p>
      <text:p text:style-name="Preformatted_20_Text"><text:span text:style-name="Source_20_Text"><text:s text:c="4"/>public ResponseEntity&lt;Aluno&gt; inserir(@Valid @RequestBody Aluno aluno) {</text:span></text:p>
      <text:p text:style-name="Preformatted_20_Text"><text:span text:style-name="Source_20_Text"><text:s text:c="8"/>return ResponseEntity.ok(repository.save(aluno))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reformatted_20_Text"><text:span text:style-name="Source_20_Text"><text:s text:c="4"/>@DeleteMapping("/{id}")</text:span></text:p>
      <text:p text:style-name="Preformatted_20_Text"><text:span text:style-name="Source_20_Text"><text:s text:c="4"/>public ResponseEntity&lt;Void&gt; deletar(@PathVariable Long id) {</text:span></text:p>
      <text:p text:style-name="Preformatted_20_Text"><text:span text:style-name="Source_20_Text"><text:s text:c="8"/>repository.deleteById(id);</text:span></text:p>
      <text:p text:style-name="Preformatted_20_Text"><text:span text:style-name="Source_20_Text"><text:s text:c="8"/>return ResponseEntity.noContent().build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utMapping("/{id}")</text:span></text:p>
      <text:p text:style-name="Preformatted_20_Text"><text:span text:style-name="Source_20_Text"><text:s text:c="4"/>public ResponseEntity&lt;Aluno&gt; editar(@PathVariable Long id, @Valid @RequestBody Aluno novo) {</text:span></text:p>
      <text:p text:style-name="Preformatted_20_Text"><text:span text:style-name="Source_20_Text"><text:s text:c="8"/>return repository.findById(id)</text:span></text:p>
      <text:p text:style-name="Preformatted_20_Text"><text:span text:style-name="Source_20_Text"><text:s text:c="12"/>.map(aluno -&gt; {</text:span></text:p>
      <text:p text:style-name="Preformatted_20_Text"><text:span text:style-name="Source_20_Text"><text:s text:c="16"/>aluno.setNomeEstudante(novo.getNomeEstudante());</text:span></text:p>
      <text:p text:style-name="Preformatted_20_Text"><text:span text:style-name="Source_20_Text"><text:s text:c="16"/>aluno.setCurso(novo.getCurso());</text:span></text:p>
      <text:p text:style-name="Preformatted_20_Text"><text:span text:style-name="Source_20_Text"><text:s text:c="16"/>aluno.setEmailInstitucional(novo.getEmailInstitucional());</text:span></text:p>
      <text:p text:style-name="Preformatted_20_Text"><text:span text:style-name="Source_20_Text"><text:s text:c="16"/>aluno.setCampus(novo.getCampus());</text:span></text:p>
      <text:p text:style-name="Preformatted_20_Text"><text:span text:style-name="Source_20_Text"><text:s text:c="16"/>aluno.setIdade(novo.getIdade());</text:span></text:p>
      <text:p text:style-name="Preformatted_20_Text"><text:span text:style-name="Source_20_Text"><text:s text:c="16"/>aluno.setPeriodoEntrada(novo.getPeriodoEntrada());</text:span></text:p>
      <text:p text:style-name="Preformatted_20_Text"><text:span text:style-name="Source_20_Text"><text:s text:c="16"/>return ResponseEntity.ok(repository.save(aluno));</text:span></text:p>
      <text:p text:style-name="Preformatted_20_Text"><text:span text:style-name="Source_20_Text"><text:s text:c="12"/>}).orElse(ResponseEntity.notFound().build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buscar/nome")</text:span></text:p>
      <text:p text:style-name="Preformatted_20_Text"><text:span text:style-name="Source_20_Text"><text:s text:c="4"/>public List&lt;Aluno&gt; buscarPorNome(@RequestParam String nome) {</text:span></text:p>
      <text:p text:style-name="Preformatted_20_Text"><text:span text:style-name="Source_20_Text"><text:s text:c="8"/>return repository.findByNomeEstudanteContainingIgnoreCase(nom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buscar/curso")</text:span></text:p>
      <text:p text:style-name="Preformatted_20_Text"><text:span text:style-name="Source_20_Text"><text:s text:c="4"/>public List&lt;Aluno&gt; buscarPorCurso(@RequestParam String curso) {</text:span></text:p>
      <text:p text:style-name="Preformatted_20_Text"><text:span text:style-name="Source_20_Text"><text:s text:c="8"/>return repository.findByCurso(curs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buscar/periodo")</text:span></text:p>
      <text:p text:style-name="Preformatted_20_Text"><text:span text:style-name="Source_20_Text"><text:s text:c="4"/>public List&lt;Aluno&gt; buscarPorPeriodo(@RequestParam String periodo) {</text:span></text:p>
      <text:p text:style-name="Preformatted_20_Text"><text:span text:style-name="Source_20_Text"><text:s text:c="8"/>return repository.findByPeriodoEntrada(periodo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✅ ETAPA 4: Testar no Postman ou Insomnia</text:h>
      <text:list text:style-name="L4">
        <text:list-item>
          <text:p text:style-name="P5"><text:span text:style-name="Strong_20_Emphasis">GET</text:span> <text:a xlink:type="simple" xlink:href="http://localhost:8080/alunos" text:style-name="Internet_20_link" text:visited-style-name="Visited_20_Internet_20_Link">http://localhost:8080/alunos</text:a> → Lista todos</text:p>
        </text:list-item>
        <text:list-item>
          <text:p text:style-name="P5"><text:span text:style-name="Strong_20_Emphasis">POST</text:span> <text:a xlink:type="simple" xlink:href="http://localhost:8080/alunos" text:style-name="Internet_20_link" text:visited-style-name="Visited_20_Internet_20_Link">http://localhost:8080/alunos</text:a> → Insere aluno (JSON no body)</text:p>
        </text:list-item>
        <text:list-item>
          <text:p text:style-name="P5"><text:span text:style-name="Strong_20_Emphasis">DELETE</text:span> <text:a xlink:type="simple" xlink:href="http://localhost:8080/alunos/1" text:style-name="Internet_20_link" text:visited-style-name="Visited_20_Internet_20_Link">http://localhost:8080/alunos/1</text:a> → Remove aluno com id 1</text:p>
        </text:list-item>
        <text:list-item>
          <text:p text:style-name="P5"><text:span text:style-name="Strong_20_Emphasis">PUT</text:span> <text:a xlink:type="simple" xlink:href="http://localhost:8080/alunos/1" text:style-name="Internet_20_link" text:visited-style-name="Visited_20_Internet_20_Link">http://localhost:8080/alunos/1</text:a> → Edita aluno com id 1</text:p>
        </text:list-item>
        <text:list-item>
          <text:p text:style-name="P5"><text:span text:style-name="Strong_20_Emphasis">GET</text:span> <text:a xlink:type="simple" xlink:href="http://localhost:8080/alunos/buscar/nome?nome=joao" text:style-name="Internet_20_link" text:visited-style-name="Visited_20_Internet_20_Link">http://localhost:8080/alunos/buscar/nome?nome=joao</text:a></text:p>
        </text:list-item>
        <text:list-item>
          <text:p text:style-name="P5"><text:span text:style-name="Strong_20_Emphasis">GET</text:span> <text:a xlink:type="simple" xlink:href="http://localhost:8080/alunos/buscar/curso?curso=Informática" text:style-name="Internet_20_link" text:visited-style-name="Visited_20_Internet_20_Link">http://localhost:8080/alunos/buscar/curso?curso=Informática</text:a></text:p>
        </text:list-item>
      </text:list>
      <text:p text:style-name="Horizontal_20_Line"/>
      <text:h text:style-name="Heading_20_2" text:outline-level="2">✅ ENTREGÁVEL E COMMIT</text:h>
      <text:list text:style-name="L5">
        <text:list-item>
          <text:p text:style-name="P6">Suba a API no seu GitHub pessoal com README.md explicando como rodar</text:p>
        </text:list-item>
        <text:list-item>
          <text:p text:style-name="P6"><text:soft-page-break/>Use <text:span text:style-name="Source_20_Text">git commit</text:span> com mensagens claras: <text:span text:style-name="Source_20_Text">feat: criar API de alunos</text:span>, <text:span text:style-name="Source_20_Text">fix: ajustar busca por curso</text:span>, etc.</text:p>
        </text:list-item>
      </text:list>
      <text:p text:style-name="Horizontal_20_Line"/>
      <text:p text:style-name="Text_20_body">Se quiser, posso te entregar os arquivos prontos (entidade, controller, repo) ou montar tudo com você passo a passo.</text:p>
      <text:p text:style-name="Text_20_body">Deseja que eu gere o projeto inicial ou te envie os arquivos?</text:p>
      <text:p text:style-name="Text_20_body">Perfeito, vamos voltar à <text:span text:style-name="Strong_20_Emphasis">primeira parte</text:span> e seguir conforme seu pedido. Como você tem duas opções:</text:p>
      <text:h text:style-name="Heading_20_3" text:outline-level="3">🅰️ <text:span text:style-name="Strong_20_Emphasis">Entregar os arquivos prontos (entidade, controller, repositório, etc.)</text:span></text:h>
      <text:p text:style-name="Quotations">✅ Você só copia e cola no seu projeto</text:p>
      <text:p text:style-name="Text_20_body"><text:span text:style-name="Strong_20_Emphasis">ou</text:span></text:p>
      <text:h text:style-name="Heading_20_3" text:outline-level="3">🅱️ <text:span text:style-name="Strong_20_Emphasis">Montar passo a passo com você</text:span></text:h>
      <text:p text:style-name="Quotations">✅ Te ensino cada parte e você faz junto, ideal se quiser aprender mais.</text:p>
      <text:p text:style-name="Horizontal_20_Line"/>
      <text:h text:style-name="Heading_20_3" text:outline-level="3">✅ Para economizar seu tempo, vamos começar com a opção 🅰️: <text:span text:style-name="Strong_20_Emphasis">Arquivos prontos</text:span></text:h>
      <text:p text:style-name="Text_20_body">(Se depois quiser, a gente explica cada parte juntos)</text:p>
      <text:p text:style-name="Text_20_body">A estrutura do projeto será:</text:p>
      <text:p text:style-name="Preformatted_20_Text"><text:span text:style-name="Source_20_Text">src/</text:span></text:p>
      <text:p text:style-name="Preformatted_20_Text"><text:span text:style-name="Source_20_Text">└── main/java/com/seuprojeto/alunosapi/</text:span></text:p>
      <text:p text:style-name="Preformatted_20_Text"><text:span text:style-name="Source_20_Text"><text:s text:c="4"/>├── model/Aluno.java</text:span></text:p>
      <text:p text:style-name="Preformatted_20_Text"><text:span text:style-name="Source_20_Text"><text:s text:c="4"/>├── repository/AlunoRepository.java</text:span></text:p>
      <text:p text:style-name="P1"><text:span text:style-name="Source_20_Text"><text:s text:c="4"/>└── controller/AlunoController.java</text:span></text:p>
      <text:p text:style-name="Horizontal_20_Line"/>
      <text:h text:style-name="Heading_20_2" text:outline-level="2">📄 1. Aluno.java (Entidade + validação)</text:h>
      <text:p text:style-name="Preformatted_20_Text"><text:span text:style-name="Source_20_Text">package com.seuprojeto.alunosapi.model;</text:span></text:p>
      <text:p text:style-name="Preformatted_20_Text"/>
      <text:p text:style-name="Preformatted_20_Text"><text:span text:style-name="Source_20_Text">import jakarta.persistence.*;</text:span></text:p>
      <text:p text:style-name="Preformatted_20_Text"><text:span text:style-name="Source_20_Text">import jakarta.validation.constraints.*;</text:span></text:p>
      <text:p text:style-name="Preformatted_20_Text"/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/>
      <text:p text:style-name="Preformatted_20_Text"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ampus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oft-page-break/><text:span text:style-name="Source_20_Text"><text:s text:c="4"/>private String curso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nomeEstudante;</text:span></text:p>
      <text:p text:style-name="Preformatted_20_Text"/>
      <text:p text:style-name="Preformatted_20_Text"><text:span text:style-name="Source_20_Text"><text:s text:c="4"/>@NotNull</text:span></text:p>
      <text:p text:style-name="Preformatted_20_Text"><text:span text:style-name="Source_20_Text"><text:s text:c="4"/>private Integer idade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emailInstitucional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periodoEntrada;</text:span></text:p>
      <text:p text:style-name="Preformatted_20_Text"/>
      <text:p text:style-name="Preformatted_20_Text"><text:span text:style-name="Source_20_Text"><text:s text:c="4"/>// Getters e Setters</text:span></text:p>
      <text:p text:style-name="Preformatted_20_Text"><text:span text:style-name="Source_20_Text"><text:s text:c="4"/>public Long getId() { return id; }</text:span></text:p>
      <text:p text:style-name="Preformatted_20_Text"><text:span text:style-name="Source_20_Text"><text:s text:c="4"/>public void setId(Long id) { this.id = id; }</text:span></text:p>
      <text:p text:style-name="Preformatted_20_Text"/>
      <text:p text:style-name="Preformatted_20_Text"><text:span text:style-name="Source_20_Text"><text:s text:c="4"/>public String getCampus() { return campus; }</text:span></text:p>
      <text:p text:style-name="Preformatted_20_Text"><text:span text:style-name="Source_20_Text"><text:s text:c="4"/>public void setCampus(String campus) { this.campus = campus; }</text:span></text:p>
      <text:p text:style-name="Preformatted_20_Text"/>
      <text:p text:style-name="Preformatted_20_Text"><text:span text:style-name="Source_20_Text"><text:s text:c="4"/>public String getCurso() { return curso; }</text:span></text:p>
      <text:p text:style-name="Preformatted_20_Text"><text:span text:style-name="Source_20_Text"><text:s text:c="4"/>public void setCurso(String curso) { this.curso = curso; }</text:span></text:p>
      <text:p text:style-name="Preformatted_20_Text"/>
      <text:p text:style-name="Preformatted_20_Text"><text:span text:style-name="Source_20_Text"><text:s text:c="4"/>public String getNomeEstudante() { return nomeEstudante; }</text:span></text:p>
      <text:p text:style-name="Preformatted_20_Text"><text:span text:style-name="Source_20_Text"><text:s text:c="4"/>public void setNomeEstudante(String nomeEstudante) { this.nomeEstudante = nomeEstudante; }</text:span></text:p>
      <text:p text:style-name="Preformatted_20_Text"/>
      <text:p text:style-name="Preformatted_20_Text"><text:span text:style-name="Source_20_Text"><text:s text:c="4"/>public Integer getIdade() { return idade; }</text:span></text:p>
      <text:p text:style-name="Preformatted_20_Text"><text:span text:style-name="Source_20_Text"><text:s text:c="4"/>public void setIdade(Integer idade) { this.idade = idade; }</text:span></text:p>
      <text:p text:style-name="Preformatted_20_Text"/>
      <text:p text:style-name="Preformatted_20_Text"><text:span text:style-name="Source_20_Text"><text:s text:c="4"/>public String getEmailInstitucional() { return emailInstitucional; }</text:span></text:p>
      <text:p text:style-name="Preformatted_20_Text"><text:span text:style-name="Source_20_Text"><text:s text:c="4"/>public void setEmailInstitucional(String emailInstitucional) { this.emailInstitucional = emailInstitucional; }</text:span></text:p>
      <text:p text:style-name="Preformatted_20_Text"/>
      <text:p text:style-name="Preformatted_20_Text"><text:span text:style-name="Source_20_Text"><text:s text:c="4"/>public String getPeriodoEntrada() { return periodoEntrada; }</text:span></text:p>
      <text:p text:style-name="Preformatted_20_Text"><text:span text:style-name="Source_20_Text"><text:s text:c="4"/>public void setPeriodoEntrada(String periodoEntrada) { this.periodoEntrada = periodoEntrada; }</text:span></text:p>
      <text:p text:style-name="P1"><text:span text:style-name="Source_20_Text">}</text:span></text:p>
      <text:p text:style-name="Horizontal_20_Line"/>
      <text:h text:style-name="Heading_20_2" text:outline-level="2">📄 2. AlunoRepository.java</text:h>
      <text:p text:style-name="Preformatted_20_Text"><text:span text:style-name="Source_20_Text">package com.seuprojeto.alunosapi.repository;</text:span></text:p>
      <text:p text:style-name="Preformatted_20_Text"/>
      <text:p text:style-name="Preformatted_20_Text"><text:span text:style-name="Source_20_Text">import com.seuprojeto.alunosapi.model.Aluno;</text:span></text:p>
      <text:p text:style-name="Preformatted_20_Text"><text:span text:style-name="Source_20_Text">import org.springframework.data.jpa.repository.JpaRepository;</text:span></text:p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interface AlunoRepository extends JpaRepository&lt;Aluno, Long&gt; {</text:span></text:p>
      <text:p text:style-name="Preformatted_20_Text"><text:span text:style-name="Source_20_Text"><text:s text:c="4"/>List&lt;Aluno&gt; findByNomeEstudanteContainingIgnoreCase(String nome);</text:span></text:p>
      <text:p text:style-name="Preformatted_20_Text"><text:span text:style-name="Source_20_Text"><text:s text:c="4"/>List&lt;Aluno&gt; findByCurso(String curso);</text:span></text:p>
      <text:p text:style-name="Preformatted_20_Text"><text:span text:style-name="Source_20_Text"><text:s text:c="4"/>List&lt;Aluno&gt; findByPeriodoEntrada(String periodoEntrada);</text:span></text:p>
      <text:p text:style-name="P1"><text:span text:style-name="Source_20_Text">}</text:span></text:p>
      <text:p text:style-name="Horizontal_20_Line"/>
      <text:h text:style-name="Heading_20_2" text:outline-level="2">📄 3. AlunoController.java</text:h>
      <text:p text:style-name="Preformatted_20_Text"><text:span text:style-name="Source_20_Text">package com.seuprojeto.alunosapi.controller;</text:span></text:p>
      <text:p text:style-name="Preformatted_20_Text"><text:soft-page-break/></text:p>
      <text:p text:style-name="Preformatted_20_Text"><text:span text:style-name="Source_20_Text">import com.seuprojeto.alunosapi.model.Aluno;</text:span></text:p>
      <text:p text:style-name="Preformatted_20_Text"><text:span text:style-name="Source_20_Text">import com.seuprojeto.alunosapi.repository.AlunoRepository;</text:span></text:p>
      <text:p text:style-name="Preformatted_20_Text"><text:span text:style-name="Source_20_Text">import jakarta.validation.Valid;</text:span></text:p>
      <text:p text:style-name="Preformatted_20_Text"><text:span text:style-name="Source_20_Text">import org.springframework.beans.factory.annotation.Autowired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@RequestMapping("/alunos")</text:span></text:p>
      <text:p text:style-name="Preformatted_20_Text"><text:span text:style-name="Source_20_Text">public class AlunoController {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rivate AlunoRepository repository;</text:span></text:p>
      <text:p text:style-name="Preformatted_20_Text"/>
      <text:p text:style-name="Preformatted_20_Text"><text:span text:style-name="Source_20_Text"><text:s text:c="4"/>@GetMapping</text:span></text:p>
      <text:p text:style-name="Preformatted_20_Text"><text:span text:style-name="Source_20_Text"><text:s text:c="4"/>public List&lt;Aluno&gt; buscarTodos() {</text:span></text:p>
      <text:p text:style-name="Preformatted_20_Text"><text:span text:style-name="Source_20_Text"><text:s text:c="8"/>return repository.findAll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</text:span></text:p>
      <text:p text:style-name="Preformatted_20_Text"><text:span text:style-name="Source_20_Text"><text:s text:c="4"/>public ResponseEntity&lt;Aluno&gt; inserir(@Valid @RequestBody Aluno aluno) {</text:span></text:p>
      <text:p text:style-name="Preformatted_20_Text"><text:span text:style-name="Source_20_Text"><text:s text:c="8"/>return ResponseEntity.ok(repository.save(aluno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DeleteMapping("/{id}")</text:span></text:p>
      <text:p text:style-name="Preformatted_20_Text"><text:span text:style-name="Source_20_Text"><text:s text:c="4"/>public ResponseEntity&lt;Void&gt; deletar(@PathVariable Long id) {</text:span></text:p>
      <text:p text:style-name="Preformatted_20_Text"><text:span text:style-name="Source_20_Text"><text:s text:c="8"/>repository.deleteById(id);</text:span></text:p>
      <text:p text:style-name="Preformatted_20_Text"><text:span text:style-name="Source_20_Text"><text:s text:c="8"/>return ResponseEntity.noContent().build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utMapping("/{id}")</text:span></text:p>
      <text:p text:style-name="Preformatted_20_Text"><text:span text:style-name="Source_20_Text"><text:s text:c="4"/>public ResponseEntity&lt;Aluno&gt; editar(@PathVariable Long id, @Valid @RequestBody Aluno novo) {</text:span></text:p>
      <text:p text:style-name="Preformatted_20_Text"><text:span text:style-name="Source_20_Text"><text:s text:c="8"/>return repository.findById(id).map(aluno -&gt; {</text:span></text:p>
      <text:p text:style-name="Preformatted_20_Text"><text:span text:style-name="Source_20_Text"><text:s text:c="12"/>aluno.setCampus(novo.getCampus());</text:span></text:p>
      <text:p text:style-name="Preformatted_20_Text"><text:span text:style-name="Source_20_Text"><text:s text:c="12"/>aluno.setCurso(novo.getCurso());</text:span></text:p>
      <text:p text:style-name="Preformatted_20_Text"><text:span text:style-name="Source_20_Text"><text:s text:c="12"/>aluno.setNomeEstudante(novo.getNomeEstudante());</text:span></text:p>
      <text:p text:style-name="Preformatted_20_Text"><text:span text:style-name="Source_20_Text"><text:s text:c="12"/>aluno.setIdade(novo.getIdade());</text:span></text:p>
      <text:p text:style-name="Preformatted_20_Text"><text:span text:style-name="Source_20_Text"><text:s text:c="12"/>aluno.setEmailInstitucional(novo.getEmailInstitucional());</text:span></text:p>
      <text:p text:style-name="Preformatted_20_Text"><text:span text:style-name="Source_20_Text"><text:s text:c="12"/>aluno.setPeriodoEntrada(novo.getPeriodoEntrada());</text:span></text:p>
      <text:p text:style-name="Preformatted_20_Text"><text:span text:style-name="Source_20_Text"><text:s text:c="12"/>return ResponseEntity.ok(repository.save(aluno));</text:span></text:p>
      <text:p text:style-name="Preformatted_20_Text"><text:span text:style-name="Source_20_Text"><text:s text:c="8"/>}).orElse(ResponseEntity.notFound().build(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buscar/nome")</text:span></text:p>
      <text:p text:style-name="Preformatted_20_Text"><text:span text:style-name="Source_20_Text"><text:s text:c="4"/>public List&lt;Aluno&gt; buscarPorNome(@RequestParam String nome) {</text:span></text:p>
      <text:p text:style-name="Preformatted_20_Text"><text:span text:style-name="Source_20_Text"><text:s text:c="8"/>return repository.findByNomeEstudanteContainingIgnoreCase(nome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buscar/curso")</text:span></text:p>
      <text:p text:style-name="Preformatted_20_Text"><text:span text:style-name="Source_20_Text"><text:s text:c="4"/>public List&lt;Aluno&gt; buscarPorCurso(@RequestParam String curso) {</text:span></text:p>
      <text:p text:style-name="Preformatted_20_Text"><text:span text:style-name="Source_20_Text"><text:s text:c="8"/>return repository.findByCurso(curs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buscar/periodo")</text:span></text:p>
      <text:p text:style-name="Preformatted_20_Text"><text:span text:style-name="Source_20_Text"><text:s text:c="4"/>public List&lt;Aluno&gt; buscarPorPeriodo(@RequestParam String periodo) {</text:span></text:p>
      <text:p text:style-name="Preformatted_20_Text"><text:span text:style-name="Source_20_Text"><text:s text:c="8"/>return repository.findByPeriodoEntrada(periodo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<text:soft-page-break/>✅ Próximos passos:</text:h>
      <text:list text:style-name="L6">
        <text:list-item>
          <text:p text:style-name="P7">Me avise se quiser que eu <text:span text:style-name="Strong_20_Emphasis">compacte esses arquivos em um ZIP</text:span> para te enviar.</text:p>
        </text:list-item>
        <text:list-item>
          <text:p text:style-name="P7">Ou, se quiser, agora posso seguir com a opção 🅱️ e te <text:span text:style-name="Strong_20_Emphasis">explicar parte por parte</text:span> com exemplos e teste.</text:p>
        </text:list-item>
      </text:list>
      <text:p text:style-name="Text_20_body">Qual dessas opções você quer seguir agora?</text:p>
      <text:p text:style-name="Text_20_body">Perfeito! Vamos seguir com a <text:span text:style-name="Strong_20_Emphasis">opção 🅱️ (passo a passo)</text:span>. Você vai <text:span text:style-name="Strong_20_Emphasis">entender tudo que está fazendo</text:span> enquanto constrói a API com minhas instruções.</text:p>
      <text:p text:style-name="Horizontal_20_Line"/>
      <text:h text:style-name="Heading_20_2" text:outline-level="2">🧭 Visão Geral do que vamos construir:</text:h>
      <text:p text:style-name="Text_20_body">Uma <text:span text:style-name="Strong_20_Emphasis">API REST</text:span> em Java com <text:span text:style-name="Strong_20_Emphasis">Spring Boot</text:span>, que se conecta ao <text:span text:style-name="Strong_20_Emphasis">PostgreSQL via Docker</text:span> e realiza operações CRUD em uma tabela de alunos.</text:p>
      <text:p text:style-name="Horizontal_20_Line"/>
      <text:h text:style-name="Heading_20_2" text:outline-level="2">✅ <text:span text:style-name="Strong_20_Emphasis">Passo 1: Criar o projeto com Spring Boot</text:span></text:h>
      <text:h text:style-name="Heading_20_3" text:outline-level="3">Acesse: <text:a xlink:type="simple" xlink:href="https://start.spring.io/" text:style-name="Internet_20_link" text:visited-style-name="Visited_20_Internet_20_Link">https://start.spring.io</text:a></text:h>
      <text:p text:style-name="Text_20_body">Preencha os campos assim:</text:p>
      <text:list text:style-name="L7">
        <text:list-item>
          <text:p text:style-name="P8"><text:span text:style-name="Strong_20_Emphasis">Project:</text:span> Maven</text:p>
        </text:list-item>
        <text:list-item>
          <text:p text:style-name="P8"><text:span text:style-name="Strong_20_Emphasis">Language:</text:span> Java</text:p>
        </text:list-item>
        <text:list-item>
          <text:p text:style-name="P8"><text:span text:style-name="Strong_20_Emphasis">Spring Boot:</text:span> Versão estável mais recente</text:p>
        </text:list-item>
        <text:list-item>
          <text:p text:style-name="P8"><text:span text:style-name="Strong_20_Emphasis">Group:</text:span> <text:span text:style-name="Source_20_Text">com.seuprojeto</text:span></text:p>
        </text:list-item>
        <text:list-item>
          <text:p text:style-name="P8"><text:span text:style-name="Strong_20_Emphasis">Artifact:</text:span> <text:span text:style-name="Source_20_Text">alunosapi</text:span></text:p>
        </text:list-item>
        <text:list-item>
          <text:p text:style-name="P8"><text:span text:style-name="Strong_20_Emphasis">Name:</text:span> <text:span text:style-name="Source_20_Text">alunosapi</text:span></text:p>
        </text:list-item>
        <text:list-item>
          <text:p text:style-name="P8"><text:span text:style-name="Strong_20_Emphasis">Dependencies (marque):</text:span></text:p>
          <text:list>
            <text:list-item>
              <text:p text:style-name="P8">Spring Web</text:p>
            </text:list-item>
            <text:list-item>
              <text:p text:style-name="P8">Spring Data JPA</text:p>
            </text:list-item>
            <text:list-item>
              <text:p text:style-name="P8">PostgreSQL Driver</text:p>
            </text:list-item>
            <text:list-item>
              <text:p text:style-name="P8">Validation</text:p>
            </text:list-item>
            <text:list-item>
              <text:p text:style-name="P8">Lombok (opcional)</text:p>
            </text:list-item>
          </text:list>
        </text:list-item>
      </text:list>
      <text:p text:style-name="Text_20_body">📥 Clique em <text:span text:style-name="Strong_20_Emphasis">Generate</text:span> e extraia o ZIP.</text:p>
      <text:p text:style-name="Horizontal_20_Line"/>
      <text:h text:style-name="Heading_20_2" text:outline-level="2"><text:soft-page-break/>✅ <text:span text:style-name="Strong_20_Emphasis">Passo 2: Abrir o projeto no VS Code ou IntelliJ</text:span></text:h>
      <text:p text:style-name="Text_20_body">Se estiver usando o <text:span text:style-name="Strong_20_Emphasis">VS Code</text:span>, abra a pasta <text:span text:style-name="Source_20_Text">alunosapi</text:span>.</text:p>
      <text:p text:style-name="Text_20_body">No terminal, execute:</text:p>
      <text:p text:style-name="P1"><text:span text:style-name="Source_20_Text">./mvnw spring-boot:run</text:span></text:p>
      <text:p text:style-name="Quotations">Se aparecer “Started AlunosApiApplication”, está funcionando!</text:p>
      <text:p text:style-name="Horizontal_20_Line"/>
      <text:h text:style-name="Heading_20_2" text:outline-level="2">✅ <text:span text:style-name="Strong_20_Emphasis">Passo 3: Configurar conexão com PostgreSQL</text:span></text:h>
      <text:h text:style-name="Heading_20_3" text:outline-level="3">⚙️ Crie um banco de dados PostgreSQL com Docker:</text:h>
      <text:p text:style-name="Preformatted_20_Text"><text:span text:style-name="Source_20_Text">docker run --name postgres-alunos \</text:span></text:p>
      <text:p text:style-name="Preformatted_20_Text"><text:span text:style-name="Source_20_Text">-e POSTGRES_PASSWORD=123456 \</text:span></text:p>
      <text:p text:style-name="Preformatted_20_Text"><text:span text:style-name="Source_20_Text">-e POSTGRES_USER=admin \</text:span></text:p>
      <text:p text:style-name="Preformatted_20_Text"><text:span text:style-name="Source_20_Text">-e POSTGRES_DB=alunosdb \</text:span></text:p>
      <text:p text:style-name="Preformatted_20_Text"><text:span text:style-name="Source_20_Text">-p 5432:5432 \</text:span></text:p>
      <text:p text:style-name="P1"><text:span text:style-name="Source_20_Text">-d postgres</text:span></text:p>
      <text:p text:style-name="Horizontal_20_Line"/>
      <text:h text:style-name="Heading_20_3" text:outline-level="3">Edite o arquivo <text:span text:style-name="Source_20_Text">src/main/resources/application.properties</text:span>:</text:h>
      <text:p text:style-name="Preformatted_20_Text"><text:span text:style-name="Source_20_Text">spring.datasource.url=jdbc:postgresql://localhost:5432/alunosdb</text:span></text:p>
      <text:p text:style-name="Preformatted_20_Text"><text:span text:style-name="Source_20_Text">spring.datasource.username=admin</text:span></text:p>
      <text:p text:style-name="Preformatted_20_Text"><text:span text:style-name="Source_20_Text">spring.datasource.password=123456</text:span></text:p>
      <text:p text:style-name="Preformatted_20_Text"/>
      <text:p text:style-name="Preformatted_20_Text"><text:span text:style-name="Source_20_Text">spring.jpa.hibernate.ddl-auto=update</text:span></text:p>
      <text:p text:style-name="P1"><text:span text:style-name="Source_20_Text">spring.jpa.show-sql=true</text:span></text:p>
      <text:p text:style-name="Horizontal_20_Line"/>
      <text:h text:style-name="Heading_20_2" text:outline-level="2">✅ <text:span text:style-name="Strong_20_Emphasis">Passo 4: Criar a entidade Aluno</text:span></text:h>
      <text:p text:style-name="Text_20_body">Crie a pasta <text:span text:style-name="Source_20_Text">model</text:span> em <text:span text:style-name="Source_20_Text">src/main/java/com/seuprojeto/alunosapi/</text:span></text:p>
      <text:p text:style-name="Text_20_body">E crie o arquivo <text:span text:style-name="Source_20_Text">Aluno.java</text:span> dentro dela:</text:p>
      <text:p text:style-name="Preformatted_20_Text"><text:span text:style-name="Source_20_Text">package com.seuprojeto.alunosapi.model;</text:span></text:p>
      <text:p text:style-name="Preformatted_20_Text"/>
      <text:p text:style-name="Preformatted_20_Text"><text:span text:style-name="Source_20_Text">import jakarta.persistence.*;</text:span></text:p>
      <text:p text:style-name="Preformatted_20_Text"><text:span text:style-name="Source_20_Text">import jakarta.validation.constraints.*;</text:span></text:p>
      <text:p text:style-name="Preformatted_20_Text"/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/>
      <text:p text:style-name="Preformatted_20_Text"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ampus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oft-page-break/><text:span text:style-name="Source_20_Text"><text:s text:c="4"/>private String curso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nomeEstudante;</text:span></text:p>
      <text:p text:style-name="Preformatted_20_Text"/>
      <text:p text:style-name="Preformatted_20_Text"><text:span text:style-name="Source_20_Text"><text:s text:c="4"/>@NotNull</text:span></text:p>
      <text:p text:style-name="Preformatted_20_Text"><text:span text:style-name="Source_20_Text"><text:s text:c="4"/>private Integer idade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emailInstitucional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periodoEntrada;</text:span></text:p>
      <text:p text:style-name="Preformatted_20_Text"/>
      <text:p text:style-name="Preformatted_20_Text"><text:span text:style-name="Source_20_Text"><text:s text:c="4"/>// Getters e Setters (ou use Lombok se quiser)</text:span></text:p>
      <text:p text:style-name="P1"><text:span text:style-name="Source_20_Text">}</text:span></text:p>
      <text:p text:style-name="Horizontal_20_Line"/>
      <text:h text:style-name="Heading_20_2" text:outline-level="2">✅ <text:span text:style-name="Strong_20_Emphasis">Passo 5: Criar o repositório (Repository)</text:span></text:h>
      <text:p text:style-name="Text_20_body">Crie a pasta <text:span text:style-name="Source_20_Text">repository</text:span> e dentro dela, crie o arquivo <text:span text:style-name="Source_20_Text">AlunoRepository.java</text:span>:</text:p>
      <text:p text:style-name="Preformatted_20_Text"><text:span text:style-name="Source_20_Text">package com.seuprojeto.alunosapi.repository;</text:span></text:p>
      <text:p text:style-name="Preformatted_20_Text"/>
      <text:p text:style-name="Preformatted_20_Text"><text:span text:style-name="Source_20_Text">import com.seuprojeto.alunosapi.model.Aluno;</text:span></text:p>
      <text:p text:style-name="Preformatted_20_Text"><text:span text:style-name="Source_20_Text">import org.springframework.data.jpa.repository.JpaRepository;</text:span></text:p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interface AlunoRepository extends JpaRepository&lt;Aluno, Long&gt; {</text:span></text:p>
      <text:p text:style-name="Preformatted_20_Text"><text:span text:style-name="Source_20_Text"><text:s text:c="4"/>List&lt;Aluno&gt; findByNomeEstudanteContainingIgnoreCase(String nome);</text:span></text:p>
      <text:p text:style-name="Preformatted_20_Text"><text:span text:style-name="Source_20_Text"><text:s text:c="4"/>List&lt;Aluno&gt; findByCurso(String curso);</text:span></text:p>
      <text:p text:style-name="Preformatted_20_Text"><text:span text:style-name="Source_20_Text"><text:s text:c="4"/>List&lt;Aluno&gt; findByPeriodoEntrada(String periodoEntrada);</text:span></text:p>
      <text:p text:style-name="P1"><text:span text:style-name="Source_20_Text">}</text:span></text:p>
      <text:p text:style-name="Horizontal_20_Line"/>
      <text:h text:style-name="Heading_20_2" text:outline-level="2">✅ <text:span text:style-name="Strong_20_Emphasis">Passo 6: Criar o controller (API REST)</text:span></text:h>
      <text:p text:style-name="Text_20_body">Crie a pasta <text:span text:style-name="Source_20_Text">controller</text:span> e dentro dela o arquivo <text:span text:style-name="Source_20_Text">AlunoController.java</text:span>:</text:p>
      <text:p text:style-name="Preformatted_20_Text"><text:span text:style-name="Source_20_Text">package com.seuprojeto.alunosapi.controller;</text:span></text:p>
      <text:p text:style-name="Preformatted_20_Text"/>
      <text:p text:style-name="Preformatted_20_Text"><text:span text:style-name="Source_20_Text">import com.seuprojeto.alunosapi.model.Aluno;</text:span></text:p>
      <text:p text:style-name="Preformatted_20_Text"><text:span text:style-name="Source_20_Text">import com.seuprojeto.alunosapi.repository.AlunoRepository;</text:span></text:p>
      <text:p text:style-name="Preformatted_20_Text"><text:span text:style-name="Source_20_Text">import jakarta.validation.Valid;</text:span></text:p>
      <text:p text:style-name="Preformatted_20_Text"><text:span text:style-name="Source_20_Text">import org.springframework.beans.factory.annotation.Autowired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@RequestMapping("/alunos")</text:span></text:p>
      <text:p text:style-name="Preformatted_20_Text"><text:span text:style-name="Source_20_Text">public class AlunoController {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rivate AlunoRepository repository;</text:span></text:p>
      <text:p text:style-name="Preformatted_20_Text"/>
      <text:p text:style-name="Preformatted_20_Text"><text:span text:style-name="Source_20_Text"><text:s text:c="4"/>@GetMapping</text:span></text:p>
      <text:p text:style-name="Preformatted_20_Text"><text:span text:style-name="Source_20_Text"><text:s text:c="4"/>public List&lt;Aluno&gt; listarTodos() {</text:span></text:p>
      <text:p text:style-name="Preformatted_20_Text"><text:soft-page-break/><text:span text:style-name="Source_20_Text"><text:s text:c="8"/>return repository.findAll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</text:span></text:p>
      <text:p text:style-name="Preformatted_20_Text"><text:span text:style-name="Source_20_Text"><text:s text:c="4"/>public ResponseEntity&lt;Aluno&gt; inserir(@Valid @RequestBody Aluno aluno) {</text:span></text:p>
      <text:p text:style-name="Preformatted_20_Text"><text:span text:style-name="Source_20_Text"><text:s text:c="8"/>return ResponseEntity.ok(repository.save(aluno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Próximas funções virão depois: excluir, editar, buscar por nome/curso/periodo</text:span></text:p>
      <text:p text:style-name="P1"><text:span text:style-name="Source_20_Text">}</text:span></text:p>
      <text:p text:style-name="Horizontal_20_Line"/>
      <text:h text:style-name="Heading_20_2" text:outline-level="2">✅ <text:span text:style-name="Strong_20_Emphasis">Passo 7: Testar no Postman</text:span></text:h>
      <text:list text:style-name="L8">
        <text:list-item>
          <text:p text:style-name="P9"><text:span text:style-name="Strong_20_Emphasis">Rode sua aplicação com:</text:span></text:p>
        </text:list-item>
      </text:list>
      <text:p text:style-name="P1"><text:span text:style-name="Source_20_Text">./mvnw spring-boot:run</text:span></text:p>
      <text:list text:style-name="L9">
        <text:list-item>
          <text:p text:style-name="P10">Abra o Postman e envie:</text:p>
        </text:list-item>
      </text:list>
      <text:h text:style-name="Heading_20_3" text:outline-level="3"><text:span text:style-name="Source_20_Text">POST http://localhost:8080/alunos</text:span></text:h>
      <text:p text:style-name="Text_20_body"><text:span text:style-name="Strong_20_Emphasis">Body (JSON):</text:span></text:p>
      <text:p text:style-name="Preformatted_20_Text"><text:span text:style-name="Source_20_Text">{</text:span></text:p>
      <text:p text:style-name="Preformatted_20_Text"><text:span text:style-name="Source_20_Text"><text:s text:c="2"/>"campus": "IFMS Corumbá",</text:span></text:p>
      <text:p text:style-name="Preformatted_20_Text"><text:span text:style-name="Source_20_Text"><text:s text:c="2"/>"curso": "Informática",</text:span></text:p>
      <text:p text:style-name="Preformatted_20_Text"><text:span text:style-name="Source_20_Text"><text:s text:c="2"/>"nomeEstudante": "João da Silva",</text:span></text:p>
      <text:p text:style-name="Preformatted_20_Text"><text:span text:style-name="Source_20_Text"><text:s text:c="2"/>"idade": 20,</text:span></text:p>
      <text:p text:style-name="Preformatted_20_Text"><text:span text:style-name="Source_20_Text"><text:s text:c="2"/>"emailInstitucional": "joao@ifms.edu.br",</text:span></text:p>
      <text:p text:style-name="Preformatted_20_Text"><text:span text:style-name="Source_20_Text"><text:s text:c="2"/>"periodoEntrada": "2022.2"</text:span></text:p>
      <text:p text:style-name="P1"><text:span text:style-name="Source_20_Text">}</text:span></text:p>
      <text:list text:style-name="L10">
        <text:list-item>
          <text:p text:style-name="P11"><text:span text:style-name="Strong_20_Emphasis">GET</text:span> → <text:span text:style-name="Source_20_Text">http://localhost:8080/alunos</text:span> → deve listar o aluno</text:p>
        </text:list-item>
      </text:list>
      <text:p text:style-name="Horizontal_20_Line"/>
      <text:h text:style-name="Heading_20_2" text:outline-level="2">✋ Agora é com você:</text:h>
      <text:p text:style-name="Text_20_body">Se essa parte estiver funcionando, seguimos com os próximos métodos:</text:p>
      <text:list text:style-name="L11">
        <text:list-item>
          <text:p text:style-name="P12">DELETE aluno</text:p>
        </text:list-item>
        <text:list-item>
          <text:p text:style-name="P12">PUT editar</text:p>
        </text:list-item>
        <text:list-item>
          <text:p text:style-name="P12">Buscar por nome/curso/período</text:p>
        </text:list-item>
      </text:list>
      <text:p text:style-name="Text_20_body">Me avisa quando tiver testado isso para continuarmos com os próximos endpoints ou se der erro, me diga que eu te ajudo corrigir!</text:p>
      <text:p text:style-name="Text_20_body">Perfeito! Vamos agora completar sua <text:span text:style-name="Strong_20_Emphasis">API REST com os endpoints que faltam</text:span>, passo a passo, todos prontos para copiar/colar no seu <text:span text:style-name="Source_20_Text">AlunoController.java</text:span>.</text:p>
      <text:p text:style-name="Horizontal_20_Line"/>
      <text:h text:style-name="Heading_20_2" text:outline-level="2"><text:soft-page-break/>✅ Funções que vamos implementar:</text:h>
      <text:list text:style-name="L12">
        <text:list-item>
          <text:p text:style-name="P13">🔍 Buscar por nome</text:p>
        </text:list-item>
        <text:list-item>
          <text:p text:style-name="P13">🔍 Buscar por curso</text:p>
        </text:list-item>
        <text:list-item>
          <text:p text:style-name="P13">🔍 Buscar por período de entrada</text:p>
        </text:list-item>
        <text:list-item>
          <text:p text:style-name="P13">🗑️ Excluir aluno</text:p>
        </text:list-item>
        <text:list-item>
          <text:p text:style-name="P13">✏️ Editar aluno</text:p>
        </text:list-item>
      </text:list>
      <text:p text:style-name="Horizontal_20_Line"/>
      <text:h text:style-name="Heading_20_2" text:outline-level="2">📁 Dentro de <text:span text:style-name="Source_20_Text">AlunoController.java</text:span></text:h>
      <text:p text:style-name="Text_20_body">(Logo após o <text:span text:style-name="Source_20_Text">@PostMapping</text:span> que já criamos)</text:p>
      <text:h text:style-name="Heading_20_3" text:outline-level="3">🔍 1. Buscar por nome (contém, sem diferenciação de maiúsculas):</text:h>
      <text:p text:style-name="Preformatted_20_Text"><text:span text:style-name="Source_20_Text">@GetMapping("/buscar/nome")</text:span></text:p>
      <text:p text:style-name="Preformatted_20_Text"><text:span text:style-name="Source_20_Text">public List&lt;Aluno&gt; buscarPorNome(@RequestParam String nome) {</text:span></text:p>
      <text:p text:style-name="Preformatted_20_Text"><text:span text:style-name="Source_20_Text"><text:s text:c="4"/>return repository.findByNomeEstudanteContainingIgnoreCase(nome);</text:span></text:p>
      <text:p text:style-name="P1"><text:span text:style-name="Source_20_Text">}</text:span></text:p>
      <text:p text:style-name="Horizontal_20_Line"/>
      <text:h text:style-name="Heading_20_3" text:outline-level="3">🔍 2. Buscar por curso (igual ao informado):</text:h>
      <text:p text:style-name="Preformatted_20_Text"><text:span text:style-name="Source_20_Text">@GetMapping("/buscar/curso")</text:span></text:p>
      <text:p text:style-name="Preformatted_20_Text"><text:span text:style-name="Source_20_Text">public List&lt;Aluno&gt; buscarPorCurso(@RequestParam String curso) {</text:span></text:p>
      <text:p text:style-name="Preformatted_20_Text"><text:span text:style-name="Source_20_Text"><text:s text:c="4"/>return repository.findByCurso(curso);</text:span></text:p>
      <text:p text:style-name="P1"><text:span text:style-name="Source_20_Text">}</text:span></text:p>
      <text:p text:style-name="Horizontal_20_Line"/>
      <text:h text:style-name="Heading_20_3" text:outline-level="3">🔍 3. Buscar por período de entrada:</text:h>
      <text:p text:style-name="Preformatted_20_Text"><text:span text:style-name="Source_20_Text">@GetMapping("/buscar/periodo")</text:span></text:p>
      <text:p text:style-name="Preformatted_20_Text"><text:span text:style-name="Source_20_Text">public List&lt;Aluno&gt; buscarPorPeriodo(@RequestParam String periodo) {</text:span></text:p>
      <text:p text:style-name="Preformatted_20_Text"><text:span text:style-name="Source_20_Text"><text:s text:c="4"/>return repository.findByPeriodoEntrada(periodo);</text:span></text:p>
      <text:p text:style-name="P1"><text:span text:style-name="Source_20_Text">}</text:span></text:p>
      <text:p text:style-name="Horizontal_20_Line"/>
      <text:h text:style-name="Heading_20_3" text:outline-level="3">🗑️ 4. Excluir aluno por ID:</text:h>
      <text:p text:style-name="Preformatted_20_Text"><text:span text:style-name="Source_20_Text">@DeleteMapping("/{id}")</text:span></text:p>
      <text:p text:style-name="Preformatted_20_Text"><text:span text:style-name="Source_20_Text">public ResponseEntity&lt;Void&gt; deletar(@PathVariable Long id) {</text:span></text:p>
      <text:p text:style-name="Preformatted_20_Text"><text:span text:style-name="Source_20_Text"><text:s text:c="4"/>if (repository.existsById(id)) {</text:span></text:p>
      <text:p text:style-name="Preformatted_20_Text"><text:span text:style-name="Source_20_Text"><text:s text:c="8"/>repository.deleteById(id);</text:span></text:p>
      <text:p text:style-name="Preformatted_20_Text"><text:span text:style-name="Source_20_Text"><text:s text:c="8"/>return ResponseEntity.noContent().build();</text:span></text:p>
      <text:p text:style-name="Preformatted_20_Text"><text:span text:style-name="Source_20_Text"><text:s text:c="4"/>} else {</text:span></text:p>
      <text:p text:style-name="Preformatted_20_Text"><text:span text:style-name="Source_20_Text"><text:s text:c="8"/>return ResponseEntity.notFound().build(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<text:soft-page-break/>✏️ 5. Editar aluno:</text:h>
      <text:p text:style-name="Preformatted_20_Text"><text:span text:style-name="Source_20_Text">@PutMapping("/{id}")</text:span></text:p>
      <text:p text:style-name="Preformatted_20_Text"><text:span text:style-name="Source_20_Text">public ResponseEntity&lt;Aluno&gt; editar(@PathVariable Long id, @Valid @RequestBody Aluno novo) {</text:span></text:p>
      <text:p text:style-name="Preformatted_20_Text"><text:span text:style-name="Source_20_Text"><text:s text:c="4"/>return repository.findById(id).map(aluno -&gt; {</text:span></text:p>
      <text:p text:style-name="Preformatted_20_Text"><text:span text:style-name="Source_20_Text"><text:s text:c="8"/>aluno.setCampus(novo.getCampus());</text:span></text:p>
      <text:p text:style-name="Preformatted_20_Text"><text:span text:style-name="Source_20_Text"><text:s text:c="8"/>aluno.setCurso(novo.getCurso());</text:span></text:p>
      <text:p text:style-name="Preformatted_20_Text"><text:span text:style-name="Source_20_Text"><text:s text:c="8"/>aluno.setNomeEstudante(novo.getNomeEstudante());</text:span></text:p>
      <text:p text:style-name="Preformatted_20_Text"><text:span text:style-name="Source_20_Text"><text:s text:c="8"/>aluno.setIdade(novo.getIdade());</text:span></text:p>
      <text:p text:style-name="Preformatted_20_Text"><text:span text:style-name="Source_20_Text"><text:s text:c="8"/>aluno.setEmailInstitucional(novo.getEmailInstitucional());</text:span></text:p>
      <text:p text:style-name="Preformatted_20_Text"><text:span text:style-name="Source_20_Text"><text:s text:c="8"/>aluno.setPeriodoEntrada(novo.getPeriodoEntrada());</text:span></text:p>
      <text:p text:style-name="Preformatted_20_Text"><text:span text:style-name="Source_20_Text"><text:s text:c="8"/>return ResponseEntity.ok(repository.save(aluno));</text:span></text:p>
      <text:p text:style-name="Preformatted_20_Text"><text:span text:style-name="Source_20_Text"><text:s text:c="4"/>}).orElse(ResponseEntity.notFound().build());</text:span></text:p>
      <text:p text:style-name="P1"><text:span text:style-name="Source_20_Text">}</text:span></text:p>
      <text:p text:style-name="Horizontal_20_Line"/>
      <text:h text:style-name="Heading_20_2" text:outline-level="2">🧪 Como testar no Postman ou Insomnia:</text:h>
      <text:h text:style-name="Heading_20_3" text:outline-level="3"><text:span text:style-name="Source_20_Text">GET /alunos/buscar/nome?nome=joao</text:span></text:h>
      <text:p text:style-name="Text_20_body">Busca alunos que contenham “joao” no nome</text:p>
      <text:h text:style-name="Heading_20_3" text:outline-level="3"><text:span text:style-name="Source_20_Text">DELETE /alunos/3</text:span></text:h>
      <text:p text:style-name="Text_20_body">Deleta o aluno com id = 3</text:p>
      <text:h text:style-name="Heading_20_3" text:outline-level="3"><text:span text:style-name="Source_20_Text">PUT /alunos/2</text:span></text:h>
      <text:p text:style-name="Text_20_body">Atualiza o aluno com id = 2<text:line-break/><text:span text:style-name="Strong_20_Emphasis">Body:</text:span></text:p>
      <text:p text:style-name="Preformatted_20_Text"><text:span text:style-name="Source_20_Text">{</text:span></text:p>
      <text:p text:style-name="Preformatted_20_Text"><text:span text:style-name="Source_20_Text"><text:s text:c="2"/>"campus": "IFMS Corumbá",</text:span></text:p>
      <text:p text:style-name="Preformatted_20_Text"><text:span text:style-name="Source_20_Text"><text:s text:c="2"/>"curso": "Informática",</text:span></text:p>
      <text:p text:style-name="Preformatted_20_Text"><text:span text:style-name="Source_20_Text"><text:s text:c="2"/>"nomeEstudante": "João da Silva",</text:span></text:p>
      <text:p text:style-name="Preformatted_20_Text"><text:span text:style-name="Source_20_Text"><text:s text:c="2"/>"idade": 21,</text:span></text:p>
      <text:p text:style-name="Preformatted_20_Text"><text:span text:style-name="Source_20_Text"><text:s text:c="2"/>"emailInstitucional": "joao@ifms.edu.br",</text:span></text:p>
      <text:p text:style-name="Preformatted_20_Text"><text:span text:style-name="Source_20_Text"><text:s text:c="2"/>"periodoEntrada": "2023.1"</text:span></text:p>
      <text:p text:style-name="P1"><text:span text:style-name="Source_20_Text">}</text:span></text:p>
      <text:p text:style-name="Horizontal_20_Line"/>
      <text:p text:style-name="Text_20_body">Se quiser, posso revisar seu código final antes de subir no GitHub.<text:line-break/>Deseja que eu te ajude a preparar o <text:span text:style-name="Source_20_Text">README.md</text:span> do projeto também?</text:p>
      <text:p text:style-name="Text_20_body">Ótimo, agora com as <text:span text:style-name="Strong_20_Emphasis">duas datas definidas (25/06 e 09/07)</text:span>, vou te dar um <text:span text:style-name="Strong_20_Emphasis">plano de execução prático</text:span>, com o que você precisa ter pronto para cada apresentação, e os <text:span text:style-name="Strong_20_Emphasis">arquivos que posso montar para você</text:span>. Também já está tudo conectado com o que falamos na parte anterior.</text:p>
      <text:p text:style-name="Horizontal_20_Line"/>
      <text:h text:style-name="Heading_20_2" text:outline-level="2"><text:soft-page-break/>✅ RESUMO DO PROJETO (PARTE 2)</text:h>
      <text:h text:style-name="Heading_20_3" text:outline-level="3">🧱 São 2 Aplicações:</text:h>
      <text:list text:style-name="L13">
        <text:list-item>
          <text:p text:style-name="P14"><text:span text:style-name="Strong_20_Emphasis">carregabanco</text:span> – lê um <text:span text:style-name="Source_20_Text">.txt</text:span> e grava no banco (você usa o repositório do GitHub do professor)</text:p>
        </text:list-item>
        <text:list-item>
          <text:p text:style-name="P14"><text:span text:style-name="Strong_20_Emphasis">API REST</text:span> – faz inserção, busca, edição e remoção de alunos (você vai construir)</text:p>
        </text:list-item>
      </text:list>
      <text:p text:style-name="Horizontal_20_Line"/>
      <text:h text:style-name="Heading_20_2" text:outline-level="2">📆 ETAPA 1 — Apresentação Dia <text:span text:style-name="Strong_20_Emphasis">25/06</text:span></text:h>
      <text:p text:style-name="Quotations">Você precisa demonstrar:</text:p>
      <text:list text:style-name="L14">
        <text:list-item>
          <text:p text:style-name="P15">✅ Banco de dados funcionando com Docker</text:p>
        </text:list-item>
        <text:list-item>
          <text:p text:style-name="P15">✅ Projeto <text:span text:style-name="Source_20_Text">carregabanco</text:span> funcionando e carregando alunos no banco</text:p>
        </text:list-item>
        <text:list-item>
          <text:p text:style-name="P15">✅ API com 2 endpoints funcionando:</text:p>
          <text:list>
            <text:list-item>
              <text:p text:style-name="P15"><text:span text:style-name="Source_20_Text">GET /alunos</text:span> → listar todos</text:p>
            </text:list-item>
            <text:list-item>
              <text:p text:style-name="P15"><text:span text:style-name="Source_20_Text">POST /alunos</text:span> → inserir aluno com validação</text:p>
            </text:list-item>
          </text:list>
        </text:list-item>
      </text:list>
      <text:p text:style-name="Horizontal_20_Line"/>
      <text:h text:style-name="Heading_20_2" text:outline-level="2">🧩 Arquitetura geral esperada:</text:h>
      <text:p text:style-name="Preformatted_20_Text"><text:span text:style-name="Source_20_Text">Docker PostgreSQL ← carregabanco ← arquivo.txt</text:span></text:p>
      <text:p text:style-name="Preformatted_20_Text"><text:span text:style-name="Source_20_Text"><text:s text:c="24"/>↑</text:span></text:p>
      <text:p text:style-name="P1"><text:span text:style-name="Source_20_Text"><text:s text:c="19"/>Spring Boot API ← Postman</text:span></text:p>
      <text:p text:style-name="Horizontal_20_Line"/>
      <text:h text:style-name="Heading_20_2" text:outline-level="2">✅ ETAPA 2 — Apresentação Final <text:span text:style-name="Strong_20_Emphasis">09/07</text:span></text:h>
      <text:p text:style-name="Quotations">API completa funcionando com:</text:p>
      <text:list text:style-name="L15">
        <text:list-item>
          <text:p text:style-name="P16">✔️ Inserir aluno (<text:span text:style-name="Source_20_Text">POST /alunos</text:span>)</text:p>
        </text:list-item>
        <text:list-item>
          <text:p text:style-name="P16">✔️ Listar todos (<text:span text:style-name="Source_20_Text">GET /alunos</text:span>)</text:p>
        </text:list-item>
        <text:list-item>
          <text:p text:style-name="P16">✔️ Excluir aluno (<text:span text:style-name="Source_20_Text">DELETE /alunos/{id}</text:span>)</text:p>
        </text:list-item>
        <text:list-item>
          <text:p text:style-name="P16">✔️ Editar aluno (<text:span text:style-name="Source_20_Text">PUT /alunos/{id}</text:span>)</text:p>
        </text:list-item>
        <text:list-item>
          <text:p text:style-name="P16">✔️ Buscar por:</text:p>
          <text:list>
            <text:list-item>
              <text:p text:style-name="P16">Nome (<text:span text:style-name="Source_20_Text">GET /alunos/buscar/nome?nome=joao</text:span>)</text:p>
            </text:list-item>
            <text:list-item>
              <text:p text:style-name="P16">Curso (<text:span text:style-name="Source_20_Text">GET /alunos/buscar/curso?curso=informática</text:span>)</text:p>
            </text:list-item>
            <text:list-item>
              <text:p text:style-name="P16">Período de entrada ou outro (<text:span text:style-name="Source_20_Text">GET /alunos/buscar/periodo?periodo=2023</text:span>)</text:p>
            </text:list-item>
          </text:list>
        </text:list-item>
        <text:list-item>
          <text:p text:style-name="P16"><text:soft-page-break/>✔️ Validação <text:span text:style-name="Source_20_Text">@Valid</text:span> nos campos obrigatórios</text:p>
        </text:list-item>
        <text:list-item>
          <text:p text:style-name="P16">✔️ Testes no Postman ou Insomnia</text:p>
        </text:list-item>
        <text:list-item>
          <text:p text:style-name="P16">✔️ Código no seu GitHub pessoal com commits</text:p>
        </text:list-item>
      </text:list>
      <text:p text:style-name="Horizontal_20_Line"/>
      <text:h text:style-name="Heading_20_2" text:outline-level="2">🛠️ O que posso te entregar agora:</text:h>
      <text:list text:style-name="L16">
        <text:list-item>
          <text:p text:style-name="P17">✅ <text:span text:style-name="Strong_20_Emphasis">Projeto base da API já funcionando (Spring Boot com PostgreSQL via Docker)</text:span></text:p>
        </text:list-item>
        <text:list-item>
          <text:p text:style-name="P17">✅ <text:span text:style-name="Strong_20_Emphasis">Entidade </text:span><text:span text:style-name="Strong_20_Emphasis"><text:span text:style-name="Source_20_Text">Aluno</text:span></text:span><text:span text:style-name="Strong_20_Emphasis"> com validações</text:span></text:p>
        </text:list-item>
        <text:list-item>
          <text:p text:style-name="P17">✅ <text:span text:style-name="Strong_20_Emphasis">Repositório e Controller com todos os endpoints prontos</text:span></text:p>
        </text:list-item>
        <text:list-item>
          <text:p text:style-name="P17">✅ <text:span text:style-name="Strong_20_Emphasis">Arquivo </text:span><text:span text:style-name="Strong_20_Emphasis"><text:span text:style-name="Source_20_Text">application.properties</text:span></text:span><text:span text:style-name="Strong_20_Emphasis"> pronto</text:span></text:p>
        </text:list-item>
        <text:list-item>
          <text:p text:style-name="P17">✅ <text:span text:style-name="Strong_20_Emphasis">README.md com instruções de uso</text:span></text:p>
        </text:list-item>
        <text:list-item>
          <text:p text:style-name="P17">✅ <text:span text:style-name="Strong_20_Emphasis">Script do Docker para PostgreSQL</text:span></text:p>
        </text:list-item>
        <text:list-item>
          <text:p text:style-name="P17">✅ <text:span text:style-name="Strong_20_Emphasis">Modelo de Diagrama ER</text:span></text:p>
        </text:list-item>
        <text:list-item>
          <text:p text:style-name="P17">✅ <text:span text:style-name="Strong_20_Emphasis">Arquivo </text:span><text:span text:style-name="Strong_20_Emphasis"><text:span text:style-name="Source_20_Text">.txt</text:span></text:span><text:span text:style-name="Strong_20_Emphasis"> de exemplo com dados de aluno para testar o carregabanco</text:span></text:p>
        </text:list-item>
      </text:list>
      <text:p text:style-name="Horizontal_20_Line"/>
      <text:h text:style-name="Heading_20_3" text:outline-level="3">❓Próximo passo:</text:h>
      <text:p text:style-name="Text_20_body">Deseja que eu:</text:p>
      <text:list text:style-name="L17">
        <text:list-item>
          <text:p text:style-name="P18">🧱 Monte o <text:span text:style-name="Strong_20_Emphasis">projeto Spring Boot da API completo em ZIP</text:span> e te envio?</text:p>
        </text:list-item>
        <text:list-item>
          <text:p text:style-name="P18">📄 Gere agora o <text:span text:style-name="Strong_20_Emphasis">diagrama ER</text:span> com base na entidade <text:span text:style-name="Source_20_Text">Aluno</text:span>?</text:p>
        </text:list-item>
        <text:list-item>
          <text:p text:style-name="P18">✍️ Crie o <text:span text:style-name="Strong_20_Emphasis">README.md</text:span> para o GitHub?</text:p>
        </text:list-item>
      </text:list>
      <text:p text:style-name="Text_20_body">Escolha o que quer primeiro e eu já começ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52:14.543000000</meta:creation-date>
    <dc:date>2025-06-06T14:02:04.493000000</dc:date>
    <meta:editing-duration>PT9M50S</meta:editing-duration>
    <meta:editing-cycles>1</meta:editing-cycles>
    <meta:document-statistic meta:table-count="0" meta:image-count="0" meta:object-count="0" meta:page-count="15" meta:paragraph-count="484" meta:word-count="2125" meta:character-count="18526" meta:non-whitespace-character-count="15838"/>
    <meta:generator>LibreOffice/7.4.3.2$Windows_X86_64 LibreOffice_project/1048a8393ae2eeec98dff31b5c133c5f1d08b890</meta:generator>
  </office:meta>
</office:document-meta>
</file>